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96cm"/>
    </style:style>
    <style:style style:name="co3" style:family="table-column">
      <style:table-column-properties fo:break-before="auto" style:column-width="13.5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ST_opinionmods_l_german</text:p>
          </table:table-cell>
          <table:table-cell table:formula="of:=[.A1] &amp;[.B1] &amp;&quot;.xlsx&quot;" office:value-type="string" office:string-value="cp template.xlsx AST_opinionmods_l_german.xlsx" calcext:value-type="string">
            <text:p>cp template.xlsx AST_opinionmod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ST_tooltips_l_german</text:p>
          </table:table-cell>
          <table:table-cell table:formula="of:=[.A2] &amp;[.B2] &amp;&quot;.xlsx&quot;" office:value-type="string" office:string-value="cp template.xlsx AST_tooltips_l_german.xlsx" calcext:value-type="string">
            <text:p>cp template.xlsx AST_tooltip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HIEPadd_ideas_l_german</text:p>
          </table:table-cell>
          <table:table-cell table:formula="of:=[.A3] &amp;[.B3] &amp;&quot;.xlsx&quot;" office:value-type="string" office:string-value="cp template.xlsx HIEPadd_ideas_l_german.xlsx" calcext:value-type="string">
            <text:p>cp template.xlsx HIEPadd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OL_equipment_l_german</text:p>
          </table:table-cell>
          <table:table-cell table:formula="of:=[.A4] &amp;[.B4] &amp;&quot;.xlsx&quot;" office:value-type="string" office:string-value="cp template.xlsx POL_equipment_l_german.xlsx" calcext:value-type="string">
            <text:p>cp template.xlsx POL_equipmen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AFR_l_german</text:p>
          </table:table-cell>
          <table:table-cell table:formula="of:=[.A5] &amp;[.B5] &amp;&quot;.xlsx&quot;" office:value-type="string" office:string-value="cp template.xlsx SAFR_l_german.xlsx" calcext:value-type="string">
            <text:p>cp template.xlsx SAF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W_Belgium_l_german</text:p>
          </table:table-cell>
          <table:table-cell table:formula="of:=[.A6] &amp;[.B6] &amp;&quot;.xlsx&quot;" office:value-type="string" office:string-value="cp template.xlsx TW_Belgium_l_german.xlsx" calcext:value-type="string">
            <text:p>cp template.xlsx TW_Belgium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W_events_l_german</text:p>
          </table:table-cell>
          <table:table-cell table:formula="of:=[.A7] &amp;[.B7] &amp;&quot;.xlsx&quot;" office:value-type="string" office:string-value="cp template.xlsx TW_events_l_german.xlsx" calcext:value-type="string">
            <text:p>cp template.xlsx TW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W_scripted_gui_l_german</text:p>
          </table:table-cell>
          <table:table-cell table:formula="of:=[.A8] &amp;[.B8] &amp;&quot;.xlsx&quot;" office:value-type="string" office:string-value="cp template.xlsx TW_scripted_gui_l_german.xlsx" calcext:value-type="string">
            <text:p>cp template.xlsx TW_scripted_gui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USA_equipment_l_german</text:p>
          </table:table-cell>
          <table:table-cell table:formula="of:=[.A9] &amp;[.B9] &amp;&quot;.xlsx&quot;" office:value-type="string" office:string-value="cp template.xlsx USA_equipment_l_german.xlsx" calcext:value-type="string">
            <text:p>cp template.xlsx USA_equipmen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bilities_l_german</text:p>
          </table:table-cell>
          <table:table-cell table:formula="of:=[.A10] &amp;[.B10] &amp;&quot;.xlsx&quot;" office:value-type="string" office:string-value="cp template.xlsx abilities_l_german.xlsx" calcext:value-type="string">
            <text:p>cp template.xlsx abiliti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djacency_rules_l_german</text:p>
          </table:table-cell>
          <table:table-cell table:formula="of:=[.A11] &amp;[.B11] &amp;&quot;.xlsx&quot;" office:value-type="string" office:string-value="cp template.xlsx adjacency_rules_l_german.xlsx" calcext:value-type="string">
            <text:p>cp template.xlsx adjacency_rul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ir_l_german</text:p>
          </table:table-cell>
          <table:table-cell table:formula="of:=[.A12] &amp;[.B12] &amp;&quot;.xlsx&quot;" office:value-type="string" office:string-value="cp template.xlsx air_l_german.xlsx" calcext:value-type="string">
            <text:p>cp template.xlsx ai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mire_diplomacy_l_german</text:p>
          </table:table-cell>
          <table:table-cell table:formula="of:=[.A13] &amp;[.B13] &amp;&quot;.xlsx&quot;" office:value-type="string" office:string-value="cp template.xlsx amire_diplomacy_l_german.xlsx" calcext:value-type="string">
            <text:p>cp template.xlsx amire_diplomacy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rmy_l_german</text:p>
          </table:table-cell>
          <table:table-cell table:formula="of:=[.A14] &amp;[.B14] &amp;&quot;.xlsx&quot;" office:value-type="string" office:string-value="cp template.xlsx army_l_german.xlsx" calcext:value-type="string">
            <text:p>cp template.xlsx army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utonomy_l_german</text:p>
          </table:table-cell>
          <table:table-cell table:formula="of:=[.A15] &amp;[.B15] &amp;&quot;.xlsx&quot;" office:value-type="string" office:string-value="cp template.xlsx autonomy_l_german.xlsx" calcext:value-type="string">
            <text:p>cp template.xlsx autonomy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ba_characters_l_german</text:p>
          </table:table-cell>
          <table:table-cell table:formula="of:=[.A16] &amp;[.B16] &amp;&quot;.xlsx&quot;" office:value-type="string" office:string-value="cp template.xlsx bba_characters_l_german.xlsx" calcext:value-type="string">
            <text:p>cp template.xlsx bba_character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ba_focus_l_german</text:p>
          </table:table-cell>
          <table:table-cell table:formula="of:=[.A17] &amp;[.B17] &amp;&quot;.xlsx&quot;" office:value-type="string" office:string-value="cp template.xlsx bba_focus_l_german.xlsx" calcext:value-type="string">
            <text:p>cp template.xlsx bba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etter_canada_factions_l_german</text:p>
          </table:table-cell>
          <table:table-cell table:formula="of:=[.A18] &amp;[.B18] &amp;&quot;.xlsx&quot;" office:value-type="string" office:string-value="cp template.xlsx better_canada_factions_l_german.xlsx" calcext:value-type="string">
            <text:p>cp template.xlsx better_canada_fact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etter_canada_opinion_modifiers_l_frenc</text:p>
          </table:table-cell>
          <table:table-cell table:formula="of:=[.A19] &amp;[.B19] &amp;&quot;.xlsx&quot;" office:value-type="string" office:string-value="cp template.xlsx better_canada_opinion_modifiers_l_frenc.xlsx" calcext:value-type="string">
            <text:p>cp template.xlsx better_canada_opinion_modifiers_l_frenc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etter_canada_opinion_modifiers_l_german</text:p>
          </table:table-cell>
          <table:table-cell table:formula="of:=[.A20] &amp;[.B20] &amp;&quot;.xlsx&quot;" office:value-type="string" office:string-value="cp template.xlsx better_canada_opinion_modifiers_l_german.xlsx" calcext:value-type="string">
            <text:p>cp template.xlsx better_canada_opinion_modifier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etter_canada_tooltips_l_german</text:p>
          </table:table-cell>
          <table:table-cell table:formula="of:=[.A21] &amp;[.B21] &amp;&quot;.xlsx&quot;" office:value-type="string" office:string-value="cp template.xlsx better_canada_tooltips_l_german.xlsx" calcext:value-type="string">
            <text:p>cp template.xlsx better_canada_tooltip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ftb_decisions_l_german</text:p>
          </table:table-cell>
          <table:table-cell table:formula="of:=[.A22] &amp;[.B22] &amp;&quot;.xlsx&quot;" office:value-type="string" office:string-value="cp template.xlsx bftb_decisions_l_german.xlsx" calcext:value-type="string">
            <text:p>cp template.xlsx bftb_decis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ftb_events_l_german</text:p>
          </table:table-cell>
          <table:table-cell table:formula="of:=[.A23] &amp;[.B23] &amp;&quot;.xlsx&quot;" office:value-type="string" office:string-value="cp template.xlsx bftb_events_l_german.xlsx" calcext:value-type="string">
            <text:p>cp template.xlsx bftb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ftb_focus_l_german</text:p>
          </table:table-cell>
          <table:table-cell table:formula="of:=[.A24] &amp;[.B24] &amp;&quot;.xlsx&quot;" office:value-type="string" office:string-value="cp template.xlsx bftb_focus_l_german.xlsx" calcext:value-type="string">
            <text:p>cp template.xlsx bftb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ftb_ideas_l_german</text:p>
          </table:table-cell>
          <table:table-cell table:formula="of:=[.A25] &amp;[.B25] &amp;&quot;.xlsx&quot;" office:value-type="string" office:string-value="cp template.xlsx bftb_ideas_l_german.xlsx" calcext:value-type="string">
            <text:p>cp template.xlsx bftb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ookmark_stuff_l_german</text:p>
          </table:table-cell>
          <table:table-cell table:formula="of:=[.A26] &amp;[.B26] &amp;&quot;.xlsx&quot;" office:value-type="string" office:string-value="cp template.xlsx bookmark_stuff_l_german.xlsx" calcext:value-type="string">
            <text:p>cp template.xlsx bookmark_stuff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ookmarks_l_german</text:p>
          </table:table-cell>
          <table:table-cell table:formula="of:=[.A27] &amp;[.B27] &amp;&quot;.xlsx&quot;" office:value-type="string" office:string-value="cp template.xlsx bookmarks_l_german.xlsx" calcext:value-type="string">
            <text:p>cp template.xlsx bookmark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ramja_DESC_l_german</text:p>
          </table:table-cell>
          <table:table-cell table:formula="of:=[.A28] &amp;[.B28] &amp;&quot;.xlsx&quot;" office:value-type="string" office:string-value="cp template.xlsx bramja_DESC_l_german.xlsx" calcext:value-type="string">
            <text:p>cp template.xlsx bramja_DESC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ramja_events_l_german</text:p>
          </table:table-cell>
          <table:table-cell table:formula="of:=[.A29] &amp;[.B29] &amp;&quot;.xlsx&quot;" office:value-type="string" office:string-value="cp template.xlsx bramja_events_l_german.xlsx" calcext:value-type="string">
            <text:p>cp template.xlsx bramja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ramja_focus_l_german</text:p>
          </table:table-cell>
          <table:table-cell table:formula="of:=[.A30] &amp;[.B30] &amp;&quot;.xlsx&quot;" office:value-type="string" office:string-value="cp template.xlsx bramja_focus_l_german.xlsx" calcext:value-type="string">
            <text:p>cp template.xlsx bramja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ramja_ideas_l_german</text:p>
          </table:table-cell>
          <table:table-cell table:formula="of:=[.A31] &amp;[.B31] &amp;&quot;.xlsx&quot;" office:value-type="string" office:string-value="cp template.xlsx bramja_ideas_l_german.xlsx" calcext:value-type="string">
            <text:p>cp template.xlsx bramja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uildings_l_german</text:p>
          </table:table-cell>
          <table:table-cell table:formula="of:=[.A32] &amp;[.B32] &amp;&quot;.xlsx&quot;" office:value-type="string" office:string-value="cp template.xlsx buildings_l_german.xlsx" calcext:value-type="string">
            <text:p>cp template.xlsx building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ara_ideas_l_german</text:p>
          </table:table-cell>
          <table:table-cell table:formula="of:=[.A33] &amp;[.B33] &amp;&quot;.xlsx&quot;" office:value-type="string" office:string-value="cp template.xlsx cara_ideas_l_german.xlsx" calcext:value-type="string">
            <text:p>cp template.xlsx cara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hat_l_german</text:p>
          </table:table-cell>
          <table:table-cell table:formula="of:=[.A34] &amp;[.B34] &amp;&quot;.xlsx&quot;" office:value-type="string" office:string-value="cp template.xlsx chat_l_german.xlsx" calcext:value-type="string">
            <text:p>cp template.xlsx cha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hijap_stuff_l_german</text:p>
          </table:table-cell>
          <table:table-cell table:formula="of:=[.A35] &amp;[.B35] &amp;&quot;.xlsx&quot;" office:value-type="string" office:string-value="cp template.xlsx chijap_stuff_l_german.xlsx" calcext:value-type="string">
            <text:p>cp template.xlsx chijap_stuff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ityfallevents_l_german</text:p>
          </table:table-cell>
          <table:table-cell table:formula="of:=[.A36] &amp;[.B36] &amp;&quot;.xlsx&quot;" office:value-type="string" office:string-value="cp template.xlsx cityfallevents_l_german.xlsx" calcext:value-type="string">
            <text:p>cp template.xlsx cityfall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ombat_l_german</text:p>
          </table:table-cell>
          <table:table-cell table:formula="of:=[.A37] &amp;[.B37] &amp;&quot;.xlsx&quot;" office:value-type="string" office:string-value="cp template.xlsx combat_l_german.xlsx" calcext:value-type="string">
            <text:p>cp template.xlsx comba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onstructions_l_german</text:p>
          </table:table-cell>
          <table:table-cell table:formula="of:=[.A38] &amp;[.B38] &amp;&quot;.xlsx&quot;" office:value-type="string" office:string-value="cp template.xlsx constructions_l_german.xlsx" calcext:value-type="string">
            <text:p>cp template.xlsx construct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ore_l_german</text:p>
          </table:table-cell>
          <table:table-cell table:formula="of:=[.A39] &amp;[.B39] &amp;&quot;.xlsx&quot;" office:value-type="string" office:string-value="cp template.xlsx core_l_german.xlsx" calcext:value-type="string">
            <text:p>cp template.xlsx cor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ountries_cosmetic_l_german</text:p>
          </table:table-cell>
          <table:table-cell table:formula="of:=[.A40] &amp;[.B40] &amp;&quot;.xlsx&quot;" office:value-type="string" office:string-value="cp template.xlsx countries_cosmetic_l_german.xlsx" calcext:value-type="string">
            <text:p>cp template.xlsx countries_cosmetic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ountries_l_german</text:p>
          </table:table-cell>
          <table:table-cell table:formula="of:=[.A41] &amp;[.B41] &amp;&quot;.xlsx&quot;" office:value-type="string" office:string-value="cp template.xlsx countries_l_german.xlsx" calcext:value-type="string">
            <text:p>cp template.xlsx countri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ountry_l_german</text:p>
          </table:table-cell>
          <table:table-cell table:formula="of:=[.A42] &amp;[.B42] &amp;&quot;.xlsx&quot;" office:value-type="string" office:string-value="cp template.xlsx country_l_german.xlsx" calcext:value-type="string">
            <text:p>cp template.xlsx country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ecisions_TW_l_german</text:p>
          </table:table-cell>
          <table:table-cell table:formula="of:=[.A43] &amp;[.B43] &amp;&quot;.xlsx&quot;" office:value-type="string" office:string-value="cp template.xlsx decisions_TW_l_german.xlsx" calcext:value-type="string">
            <text:p>cp template.xlsx decisions_TW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ecisions_l_german</text:p>
          </table:table-cell>
          <table:table-cell table:formula="of:=[.A44] &amp;[.B44] &amp;&quot;.xlsx&quot;" office:value-type="string" office:string-value="cp template.xlsx decisions_l_german.xlsx" calcext:value-type="string">
            <text:p>cp template.xlsx decis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eployment_l_german</text:p>
          </table:table-cell>
          <table:table-cell table:formula="of:=[.A45] &amp;[.B45] &amp;&quot;.xlsx&quot;" office:value-type="string" office:string-value="cp template.xlsx deployment_l_german.xlsx" calcext:value-type="string">
            <text:p>cp template.xlsx deploymen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esigner_l_german</text:p>
          </table:table-cell>
          <table:table-cell table:formula="of:=[.A46] &amp;[.B46] &amp;&quot;.xlsx&quot;" office:value-type="string" office:string-value="cp template.xlsx designer_l_german.xlsx" calcext:value-type="string">
            <text:p>cp template.xlsx designe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ifficulty_l_german</text:p>
          </table:table-cell>
          <table:table-cell table:formula="of:=[.A47] &amp;[.B47] &amp;&quot;.xlsx&quot;" office:value-type="string" office:string-value="cp template.xlsx difficulty_l_german.xlsx" calcext:value-type="string">
            <text:p>cp template.xlsx difficulty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iplomacy_l_german</text:p>
          </table:table-cell>
          <table:table-cell table:formula="of:=[.A48] &amp;[.B48] &amp;&quot;.xlsx&quot;" office:value-type="string" office:string-value="cp template.xlsx diplomacy_l_german.xlsx" calcext:value-type="string">
            <text:p>cp template.xlsx diplomacy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od_decisions_l_german</text:p>
          </table:table-cell>
          <table:table-cell table:formula="of:=[.A49] &amp;[.B49] &amp;&quot;.xlsx&quot;" office:value-type="string" office:string-value="cp template.xlsx dod_decisions_l_german.xlsx" calcext:value-type="string">
            <text:p>cp template.xlsx dod_decis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od_events_l_german</text:p>
          </table:table-cell>
          <table:table-cell table:formula="of:=[.A50] &amp;[.B50] &amp;&quot;.xlsx&quot;" office:value-type="string" office:string-value="cp template.xlsx dod_events_l_german.xlsx" calcext:value-type="string">
            <text:p>cp template.xlsx dod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od_focus_l_german</text:p>
          </table:table-cell>
          <table:table-cell table:formula="of:=[.A51] &amp;[.B51] &amp;&quot;.xlsx&quot;" office:value-type="string" office:string-value="cp template.xlsx dod_focus_l_german.xlsx" calcext:value-type="string">
            <text:p>cp template.xlsx dod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od_ideas_l_german</text:p>
          </table:table-cell>
          <table:table-cell table:formula="of:=[.A52] &amp;[.B52] &amp;&quot;.xlsx&quot;" office:value-type="string" office:string-value="cp template.xlsx dod_ideas_l_german.xlsx" calcext:value-type="string">
            <text:p>cp template.xlsx dod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effects_l_german</text:p>
          </table:table-cell>
          <table:table-cell table:formula="of:=[.A53] &amp;[.B53] &amp;&quot;.xlsx&quot;" office:value-type="string" office:string-value="cp template.xlsx effects_l_german.xlsx" calcext:value-type="string">
            <text:p>cp template.xlsx effec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england_events_l_german</text:p>
          </table:table-cell>
          <table:table-cell table:formula="of:=[.A54] &amp;[.B54] &amp;&quot;.xlsx&quot;" office:value-type="string" office:string-value="cp template.xlsx england_events_l_german.xlsx" calcext:value-type="string">
            <text:p>cp template.xlsx england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equip_air_l_german</text:p>
          </table:table-cell>
          <table:table-cell table:formula="of:=[.A55] &amp;[.B55] &amp;&quot;.xlsx&quot;" office:value-type="string" office:string-value="cp template.xlsx equip_air_l_german.xlsx" calcext:value-type="string">
            <text:p>cp template.xlsx equip_ai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equip_naval_l_german</text:p>
          </table:table-cell>
          <table:table-cell table:formula="of:=[.A56] &amp;[.B56] &amp;&quot;.xlsx&quot;" office:value-type="string" office:string-value="cp template.xlsx equip_naval_l_german.xlsx" calcext:value-type="string">
            <text:p>cp template.xlsx equip_naval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equipment_l_german</text:p>
          </table:table-cell>
          <table:table-cell table:formula="of:=[.A57] &amp;[.B57] &amp;&quot;.xlsx&quot;" office:value-type="string" office:string-value="cp template.xlsx equipment_l_german.xlsx" calcext:value-type="string">
            <text:p>cp template.xlsx equipmen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events_l_german</text:p>
          </table:table-cell>
          <table:table-cell table:formula="of:=[.A58] &amp;[.B58] &amp;&quot;.xlsx&quot;" office:value-type="string" office:string-value="cp template.xlsx events_l_german.xlsx" calcext:value-type="string">
            <text:p>cp template.xlsx 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actions_l_german</text:p>
          </table:table-cell>
          <table:table-cell table:formula="of:=[.A59] &amp;[.B59] &amp;&quot;.xlsx&quot;" office:value-type="string" office:string-value="cp template.xlsx factions_l_german.xlsx" calcext:value-type="string">
            <text:p>cp template.xlsx fact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lt_l_german</text:p>
          </table:table-cell>
          <table:table-cell table:formula="of:=[.A60] &amp;[.B60] &amp;&quot;.xlsx&quot;" office:value-type="string" office:string-value="cp template.xlsx flt_l_german.xlsx" calcext:value-type="string">
            <text:p>cp template.xlsx fl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ocus_filter_tag_l_german</text:p>
          </table:table-cell>
          <table:table-cell table:formula="of:=[.A61] &amp;[.B61] &amp;&quot;.xlsx&quot;" office:value-type="string" office:string-value="cp template.xlsx focus_filter_tag_l_german.xlsx" calcext:value-type="string">
            <text:p>cp template.xlsx focus_filter_tag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ocus_l_german</text:p>
          </table:table-cell>
          <table:table-cell table:formula="of:=[.A62] &amp;[.B62] &amp;&quot;.xlsx&quot;" office:value-type="string" office:string-value="cp template.xlsx focus_l_german.xlsx" calcext:value-type="string">
            <text:p>cp template.xlsx 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ront_den_l_german</text:p>
          </table:table-cell>
          <table:table-cell table:formula="of:=[.A63] &amp;[.B63] &amp;&quot;.xlsx&quot;" office:value-type="string" office:string-value="cp template.xlsx front_den_l_german.xlsx" calcext:value-type="string">
            <text:p>cp template.xlsx front_den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ront_nor_l_german</text:p>
          </table:table-cell>
          <table:table-cell table:formula="of:=[.A64] &amp;[.B64] &amp;&quot;.xlsx&quot;" office:value-type="string" office:string-value="cp template.xlsx front_nor_l_german.xlsx" calcext:value-type="string">
            <text:p>cp template.xlsx front_no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ront_swe_l_german</text:p>
          </table:table-cell>
          <table:table-cell table:formula="of:=[.A65] &amp;[.B65] &amp;&quot;.xlsx&quot;" office:value-type="string" office:string-value="cp template.xlsx front_swe_l_german.xlsx" calcext:value-type="string">
            <text:p>cp template.xlsx front_sw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rontend_l_german</text:p>
          </table:table-cell>
          <table:table-cell table:formula="of:=[.A66] &amp;[.B66] &amp;&quot;.xlsx&quot;" office:value-type="string" office:string-value="cp template.xlsx frontend_l_german.xlsx" calcext:value-type="string">
            <text:p>cp template.xlsx frontend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game_rules_l_german</text:p>
          </table:table-cell>
          <table:table-cell table:formula="of:=[.A67] &amp;[.B67] &amp;&quot;.xlsx&quot;" office:value-type="string" office:string-value="cp template.xlsx game_rules_l_german.xlsx" calcext:value-type="string">
            <text:p>cp template.xlsx game_rul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goals_l_german</text:p>
          </table:table-cell>
          <table:table-cell table:formula="of:=[.A68] &amp;[.B68] &amp;&quot;.xlsx&quot;" office:value-type="string" office:string-value="cp template.xlsx goals_l_german.xlsx" calcext:value-type="string">
            <text:p>cp template.xlsx goal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government_in_exile_l_german</text:p>
          </table:table-cell>
          <table:table-cell table:formula="of:=[.A69] &amp;[.B69] &amp;&quot;.xlsx&quot;" office:value-type="string" office:string-value="cp template.xlsx government_in_exile_l_german.xlsx" calcext:value-type="string">
            <text:p>cp template.xlsx government_in_exil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hiep_l_german</text:p>
          </table:table-cell>
          <table:table-cell table:formula="of:=[.A70] &amp;[.B70] &amp;&quot;.xlsx&quot;" office:value-type="string" office:string-value="cp template.xlsx hiep_l_german.xlsx" calcext:value-type="string">
            <text:p>cp template.xlsx hiep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ideas_l_german</text:p>
          </table:table-cell>
          <table:table-cell table:formula="of:=[.A71] &amp;[.B71] &amp;&quot;.xlsx&quot;" office:value-type="string" office:string-value="cp template.xlsx ideas_l_german.xlsx" calcext:value-type="string">
            <text:p>cp template.xlsx 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kmt_stuff_l_german</text:p>
          </table:table-cell>
          <table:table-cell table:formula="of:=[.A72] &amp;[.B72] &amp;&quot;.xlsx&quot;" office:value-type="string" office:string-value="cp template.xlsx kmt_stuff_l_german.xlsx" calcext:value-type="string">
            <text:p>cp template.xlsx kmt_stuff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ar_decisions_l_german</text:p>
          </table:table-cell>
          <table:table-cell table:formula="of:=[.A73] &amp;[.B73] &amp;&quot;.xlsx&quot;" office:value-type="string" office:string-value="cp template.xlsx lar_decisions_l_german.xlsx" calcext:value-type="string">
            <text:p>cp template.xlsx lar_decis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ar_events_l_german</text:p>
          </table:table-cell>
          <table:table-cell table:formula="of:=[.A74] &amp;[.B74] &amp;&quot;.xlsx&quot;" office:value-type="string" office:string-value="cp template.xlsx lar_events_l_german.xlsx" calcext:value-type="string">
            <text:p>cp template.xlsx lar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ar_focus_l_german</text:p>
          </table:table-cell>
          <table:table-cell table:formula="of:=[.A75] &amp;[.B75] &amp;&quot;.xlsx&quot;" office:value-type="string" office:string-value="cp template.xlsx lar_focus_l_german.xlsx" calcext:value-type="string">
            <text:p>cp template.xlsx lar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ar_ideas_l_german</text:p>
          </table:table-cell>
          <table:table-cell table:formula="of:=[.A76] &amp;[.B76] &amp;&quot;.xlsx&quot;" office:value-type="string" office:string-value="cp template.xlsx lar_ideas_l_german.xlsx" calcext:value-type="string">
            <text:p>cp template.xlsx lar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ar_operations_l_german</text:p>
          </table:table-cell>
          <table:table-cell table:formula="of:=[.A77] &amp;[.B77] &amp;&quot;.xlsx&quot;" office:value-type="string" office:string-value="cp template.xlsx lar_operations_l_german.xlsx" calcext:value-type="string">
            <text:p>cp template.xlsx lar_operat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oading_tips_l_german</text:p>
          </table:table-cell>
          <table:table-cell table:formula="of:=[.A78] &amp;[.B78] &amp;&quot;.xlsx&quot;" office:value-type="string" office:string-value="cp template.xlsx loading_tips_l_german.xlsx" calcext:value-type="string">
            <text:p>cp template.xlsx loading_tip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ogistics_l_german</text:p>
          </table:table-cell>
          <table:table-cell table:formula="of:=[.A79] &amp;[.B79] &amp;&quot;.xlsx&quot;" office:value-type="string" office:string-value="cp template.xlsx logistics_l_german.xlsx" calcext:value-type="string">
            <text:p>cp template.xlsx logistic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apmode_l_german</text:p>
          </table:table-cell>
          <table:table-cell table:formula="of:=[.A80] &amp;[.B80] &amp;&quot;.xlsx&quot;" office:value-type="string" office:string-value="cp template.xlsx mapmode_l_german.xlsx" calcext:value-type="string">
            <text:p>cp template.xlsx mapmod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ck_stuff_l_german</text:p>
          </table:table-cell>
          <table:table-cell table:formula="of:=[.A81] &amp;[.B81] &amp;&quot;.xlsx&quot;" office:value-type="string" office:string-value="cp template.xlsx mck_stuff_l_german.xlsx" calcext:value-type="string">
            <text:p>cp template.xlsx mck_stuff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enu</text:p>
          </table:table-cell>
          <table:table-cell table:formula="of:=[.A82] &amp;[.B82] &amp;&quot;.xlsx&quot;" office:value-type="string" office:string-value="cp template.xlsx menu.xlsx" calcext:value-type="string">
            <text:p>cp template.xlsx menu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enu_I_english</text:p>
          </table:table-cell>
          <table:table-cell table:formula="of:=[.A83] &amp;[.B83] &amp;&quot;.xlsx&quot;" office:value-type="string" office:string-value="cp template.xlsx menu_I_english.xlsx" calcext:value-type="string">
            <text:p>cp template.xlsx menu_I_english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odifiers_l_german</text:p>
          </table:table-cell>
          <table:table-cell table:formula="of:=[.A84] &amp;[.B84] &amp;&quot;.xlsx&quot;" office:value-type="string" office:string-value="cp template.xlsx modifiers_l_german.xlsx" calcext:value-type="string">
            <text:p>cp template.xlsx modifier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tg_decisions_l_german</text:p>
          </table:table-cell>
          <table:table-cell table:formula="of:=[.A85] &amp;[.B85] &amp;&quot;.xlsx&quot;" office:value-type="string" office:string-value="cp template.xlsx mtg_decisions_l_german.xlsx" calcext:value-type="string">
            <text:p>cp template.xlsx mtg_decis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tg_events_l_german</text:p>
          </table:table-cell>
          <table:table-cell table:formula="of:=[.A86] &amp;[.B86] &amp;&quot;.xlsx&quot;" office:value-type="string" office:string-value="cp template.xlsx mtg_events_l_german.xlsx" calcext:value-type="string">
            <text:p>cp template.xlsx mtg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tg_focus_l_german</text:p>
          </table:table-cell>
          <table:table-cell table:formula="of:=[.A87] &amp;[.B87] &amp;&quot;.xlsx&quot;" office:value-type="string" office:string-value="cp template.xlsx mtg_focus_l_german.xlsx" calcext:value-type="string">
            <text:p>cp template.xlsx mtg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tg_ideas_l_german</text:p>
          </table:table-cell>
          <table:table-cell table:formula="of:=[.A88] &amp;[.B88] &amp;&quot;.xlsx&quot;" office:value-type="string" office:string-value="cp template.xlsx mtg_ideas_l_german.xlsx" calcext:value-type="string">
            <text:p>cp template.xlsx mtg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usic_l_german</text:p>
          </table:table-cell>
          <table:table-cell table:formula="of:=[.A89] &amp;[.B89] &amp;&quot;.xlsx&quot;" office:value-type="string" office:string-value="cp template.xlsx music_l_german.xlsx" calcext:value-type="string">
            <text:p>cp template.xlsx music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usicplayer_l_german</text:p>
          </table:table-cell>
          <table:table-cell table:formula="of:=[.A90] &amp;[.B90] &amp;&quot;.xlsx&quot;" office:value-type="string" office:string-value="cp template.xlsx musicplayer_l_german.xlsx" calcext:value-type="string">
            <text:p>cp template.xlsx musicplaye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y_ideas_opinions_l_german</text:p>
          </table:table-cell>
          <table:table-cell table:formula="of:=[.A91] &amp;[.B91] &amp;&quot;.xlsx&quot;" office:value-type="string" office:string-value="cp template.xlsx my_ideas_opinions_l_german.xlsx" calcext:value-type="string">
            <text:p>cp template.xlsx my_ideas_opin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y_ideas_opinions_two_l_german</text:p>
          </table:table-cell>
          <table:table-cell table:formula="of:=[.A92] &amp;[.B92] &amp;&quot;.xlsx&quot;" office:value-type="string" office:string-value="cp template.xlsx my_ideas_opinions_two_l_german.xlsx" calcext:value-type="string">
            <text:p>cp template.xlsx my_ideas_opinions_two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ames_l_german</text:p>
          </table:table-cell>
          <table:table-cell table:formula="of:=[.A93] &amp;[.B93] &amp;&quot;.xlsx&quot;" office:value-type="string" office:string-value="cp template.xlsx names_l_german.xlsx" calcext:value-type="string">
            <text:p>cp template.xlsx nam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ews_events_mod_l_german</text:p>
          </table:table-cell>
          <table:table-cell table:formula="of:=[.A94] &amp;[.B94] &amp;&quot;.xlsx&quot;" office:value-type="string" office:string-value="cp template.xlsx news_events_mod_l_german.xlsx" calcext:value-type="string">
            <text:p>cp template.xlsx news_events_mod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ospam_l_german</text:p>
          </table:table-cell>
          <table:table-cell table:formula="of:=[.A95] &amp;[.B95] &amp;&quot;.xlsx&quot;" office:value-type="string" office:string-value="cp template.xlsx nospam_l_german.xlsx" calcext:value-type="string">
            <text:p>cp template.xlsx nospam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sb_characters_l_german</text:p>
          </table:table-cell>
          <table:table-cell table:formula="of:=[.A96] &amp;[.B96] &amp;&quot;.xlsx&quot;" office:value-type="string" office:string-value="cp template.xlsx nsb_characters_l_german.xlsx" calcext:value-type="string">
            <text:p>cp template.xlsx nsb_character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sb_events_l_german</text:p>
          </table:table-cell>
          <table:table-cell table:formula="of:=[.A97] &amp;[.B97] &amp;&quot;.xlsx&quot;" office:value-type="string" office:string-value="cp template.xlsx nsb_events_l_german.xlsx" calcext:value-type="string">
            <text:p>cp template.xlsx nsb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sb_ideas_l_german</text:p>
          </table:table-cell>
          <table:table-cell table:formula="of:=[.A98] &amp;[.B98] &amp;&quot;.xlsx&quot;" office:value-type="string" office:string-value="cp template.xlsx nsb_ideas_l_german.xlsx" calcext:value-type="string">
            <text:p>cp template.xlsx nsb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udge_l_german</text:p>
          </table:table-cell>
          <table:table-cell table:formula="of:=[.A99] &amp;[.B99] &amp;&quot;.xlsx&quot;" office:value-type="string" office:string-value="cp template.xlsx nudge_l_german.xlsx" calcext:value-type="string">
            <text:p>cp template.xlsx nudg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operatives_l_german</text:p>
          </table:table-cell>
          <table:table-cell table:formula="of:=[.A100] &amp;[.B100] &amp;&quot;.xlsx&quot;" office:value-type="string" office:string-value="cp template.xlsx operatives_l_german.xlsx" calcext:value-type="string">
            <text:p>cp template.xlsx operativ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arties_l_german</text:p>
          </table:table-cell>
          <table:table-cell table:formula="of:=[.A101] &amp;[.B101] &amp;&quot;.xlsx&quot;" office:value-type="string" office:string-value="cp template.xlsx parties_l_german.xlsx" calcext:value-type="string">
            <text:p>cp template.xlsx parti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oland_dlc_events_l_german</text:p>
          </table:table-cell>
          <table:table-cell table:formula="of:=[.A102] &amp;[.B102] &amp;&quot;.xlsx&quot;" office:value-type="string" office:string-value="cp template.xlsx poland_dlc_events_l_german.xlsx" calcext:value-type="string">
            <text:p>cp template.xlsx poland_dlc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oland_dlc_focus_l_german</text:p>
          </table:table-cell>
          <table:table-cell table:formula="of:=[.A103] &amp;[.B103] &amp;&quot;.xlsx&quot;" office:value-type="string" office:string-value="cp template.xlsx poland_dlc_focus_l_german.xlsx" calcext:value-type="string">
            <text:p>cp template.xlsx poland_dlc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olitics_l_german</text:p>
          </table:table-cell>
          <table:table-cell table:formula="of:=[.A104] &amp;[.B104] &amp;&quot;.xlsx&quot;" office:value-type="string" office:string-value="cp template.xlsx politics_l_german.xlsx" calcext:value-type="string">
            <text:p>cp template.xlsx politic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rc_stuff_l_german</text:p>
          </table:table-cell>
          <table:table-cell table:formula="of:=[.A105] &amp;[.B105] &amp;&quot;.xlsx&quot;" office:value-type="string" office:string-value="cp template.xlsx prc_stuff_l_german.xlsx" calcext:value-type="string">
            <text:p>cp template.xlsx prc_stuff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roduction_l_german</text:p>
          </table:table-cell>
          <table:table-cell table:formula="of:=[.A106] &amp;[.B106] &amp;&quot;.xlsx&quot;" office:value-type="string" office:string-value="cp template.xlsx production_l_german.xlsx" calcext:value-type="string">
            <text:p>cp template.xlsx production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rovince_names_l_german</text:p>
          </table:table-cell>
          <table:table-cell table:formula="of:=[.A107] &amp;[.B107] &amp;&quot;.xlsx&quot;" office:value-type="string" office:string-value="cp template.xlsx province_names_l_german.xlsx" calcext:value-type="string">
            <text:p>cp template.xlsx province_nam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ranks_l_german</text:p>
          </table:table-cell>
          <table:table-cell table:formula="of:=[.A108] &amp;[.B108] &amp;&quot;.xlsx&quot;" office:value-type="string" office:string-value="cp template.xlsx ranks_l_german.xlsx" calcext:value-type="string">
            <text:p>cp template.xlsx rank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research_l_german</text:p>
          </table:table-cell>
          <table:table-cell table:formula="of:=[.A109] &amp;[.B109] &amp;&quot;.xlsx&quot;" office:value-type="string" office:string-value="cp template.xlsx research_l_german.xlsx" calcext:value-type="string">
            <text:p>cp template.xlsx research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resistance_and_occupation_l_german</text:p>
          </table:table-cell>
          <table:table-cell table:formula="of:=[.A110] &amp;[.B110] &amp;&quot;.xlsx&quot;" office:value-type="string" office:string-value="cp template.xlsx resistance_and_occupation_l_german.xlsx" calcext:value-type="string">
            <text:p>cp template.xlsx resistance_and_occupation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cripted_triggers_l_german</text:p>
          </table:table-cell>
          <table:table-cell table:formula="of:=[.A111] &amp;[.B111] &amp;&quot;.xlsx&quot;" office:value-type="string" office:string-value="cp template.xlsx scripted_triggers_l_german.xlsx" calcext:value-type="string">
            <text:p>cp template.xlsx scripted_trigger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hip_modules_l_german</text:p>
          </table:table-cell>
          <table:table-cell table:formula="of:=[.A112] &amp;[.B112] &amp;&quot;.xlsx&quot;" office:value-type="string" office:string-value="cp template.xlsx ship_modules_l_german.xlsx" calcext:value-type="string">
            <text:p>cp template.xlsx ship_modul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tate_l_german</text:p>
          </table:table-cell>
          <table:table-cell table:formula="of:=[.A113] &amp;[.B113] &amp;&quot;.xlsx&quot;" office:value-type="string" office:string-value="cp template.xlsx state_l_german.xlsx" calcext:value-type="string">
            <text:p>cp template.xlsx stat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tate_names_l_german</text:p>
          </table:table-cell>
          <table:table-cell table:formula="of:=[.A114] &amp;[.B114] &amp;&quot;.xlsx&quot;" office:value-type="string" office:string-value="cp template.xlsx state_names_l_german.xlsx" calcext:value-type="string">
            <text:p>cp template.xlsx state_nam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tats_l_german</text:p>
          </table:table-cell>
          <table:table-cell table:formula="of:=[.A115] &amp;[.B115] &amp;&quot;.xlsx&quot;" office:value-type="string" office:string-value="cp template.xlsx stats_l_german.xlsx" calcext:value-type="string">
            <text:p>cp template.xlsx sta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trategic_region_names_l_german</text:p>
          </table:table-cell>
          <table:table-cell table:formula="of:=[.A116] &amp;[.B116] &amp;&quot;.xlsx&quot;" office:value-type="string" office:string-value="cp template.xlsx strategic_region_names_l_german.xlsx" calcext:value-type="string">
            <text:p>cp template.xlsx strategic_region_nam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upply_area_names_l_german</text:p>
          </table:table-cell>
          <table:table-cell table:formula="of:=[.A117] &amp;[.B117] &amp;&quot;.xlsx&quot;" office:value-type="string" office:string-value="cp template.xlsx supply_area_names_l_german.xlsx" calcext:value-type="string">
            <text:p>cp template.xlsx supply_area_nam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actics_l_german</text:p>
          </table:table-cell>
          <table:table-cell table:formula="of:=[.A118] &amp;[.B118] &amp;&quot;.xlsx&quot;" office:value-type="string" office:string-value="cp template.xlsx tactics_l_german.xlsx" calcext:value-type="string">
            <text:p>cp template.xlsx tactic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ank_modules_l_german</text:p>
          </table:table-cell>
          <table:table-cell table:formula="of:=[.A119] &amp;[.B119] &amp;&quot;.xlsx&quot;" office:value-type="string" office:string-value="cp template.xlsx tank_modules_l_german.xlsx" calcext:value-type="string">
            <text:p>cp template.xlsx tank_modul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echnology_sharing_l_german</text:p>
          </table:table-cell>
          <table:table-cell table:formula="of:=[.A120] &amp;[.B120] &amp;&quot;.xlsx&quot;" office:value-type="string" office:string-value="cp template.xlsx technology_sharing_l_german.xlsx" calcext:value-type="string">
            <text:p>cp template.xlsx technology_sharing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errain_l_german</text:p>
          </table:table-cell>
          <table:table-cell table:formula="of:=[.A121] &amp;[.B121] &amp;&quot;.xlsx&quot;" office:value-type="string" office:string-value="cp template.xlsx terrain_l_german.xlsx" calcext:value-type="string">
            <text:p>cp template.xlsx terrain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fv_events_l_german</text:p>
          </table:table-cell>
          <table:table-cell table:formula="of:=[.A122] &amp;[.B122] &amp;&quot;.xlsx&quot;" office:value-type="string" office:string-value="cp template.xlsx tfv_events_l_german.xlsx" calcext:value-type="string">
            <text:p>cp template.xlsx tfv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heater_l_german</text:p>
          </table:table-cell>
          <table:table-cell table:formula="of:=[.A123] &amp;[.B123] &amp;&quot;.xlsx&quot;" office:value-type="string" office:string-value="cp template.xlsx theater_l_german.xlsx" calcext:value-type="string">
            <text:p>cp template.xlsx theate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opbar_l_german</text:p>
          </table:table-cell>
          <table:table-cell table:formula="of:=[.A124] &amp;[.B124] &amp;&quot;.xlsx&quot;" office:value-type="string" office:string-value="cp template.xlsx topbar_l_german.xlsx" calcext:value-type="string">
            <text:p>cp template.xlsx topba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rade_l_german</text:p>
          </table:table-cell>
          <table:table-cell table:formula="of:=[.A125] &amp;[.B125] &amp;&quot;.xlsx&quot;" office:value-type="string" office:string-value="cp template.xlsx trade_l_german.xlsx" calcext:value-type="string">
            <text:p>cp template.xlsx trad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raits_l_german</text:p>
          </table:table-cell>
          <table:table-cell table:formula="of:=[.A126] &amp;[.B126] &amp;&quot;.xlsx&quot;" office:value-type="string" office:string-value="cp template.xlsx traits_l_german.xlsx" calcext:value-type="string">
            <text:p>cp template.xlsx trai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riggers_l_german</text:p>
          </table:table-cell>
          <table:table-cell table:formula="of:=[.A127] &amp;[.B127] &amp;&quot;.xlsx&quot;" office:value-type="string" office:string-value="cp template.xlsx triggers_l_german.xlsx" calcext:value-type="string">
            <text:p>cp template.xlsx trigger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wsoundtrack_l_german</text:p>
          </table:table-cell>
          <table:table-cell table:formula="of:=[.A128] &amp;[.B128] &amp;&quot;.xlsx&quot;" office:value-type="string" office:string-value="cp template.xlsx twsoundtrack_l_german.xlsx" calcext:value-type="string">
            <text:p>cp template.xlsx twsoundtrack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unit_l_german</text:p>
          </table:table-cell>
          <table:table-cell table:formula="of:=[.A129] &amp;[.B129] &amp;&quot;.xlsx&quot;" office:value-type="string" office:string-value="cp template.xlsx unit_l_german.xlsx" calcext:value-type="string">
            <text:p>cp template.xlsx uni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victory_points_cities_l_german</text:p>
          </table:table-cell>
          <table:table-cell table:formula="of:=[.A130] &amp;[.B130] &amp;&quot;.xlsx&quot;" office:value-type="string" office:string-value="cp template.xlsx victory_points_cities_l_german.xlsx" calcext:value-type="string">
            <text:p>cp template.xlsx victory_points_citi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victory_points_l_german</text:p>
          </table:table-cell>
          <table:table-cell table:formula="of:=[.A131] &amp;[.B131] &amp;&quot;.xlsx&quot;" office:value-type="string" office:string-value="cp template.xlsx victory_points_l_german.xlsx" calcext:value-type="string">
            <text:p>cp template.xlsx victory_poi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ar_l_german</text:p>
          </table:table-cell>
          <table:table-cell table:formula="of:=[.A132] &amp;[.B132] &amp;&quot;.xlsx&quot;" office:value-type="string" office:string-value="cp template.xlsx war_l_german.xlsx" calcext:value-type="string">
            <text:p>cp template.xlsx wa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border_conflict_l_german</text:p>
          </table:table-cell>
          <table:table-cell table:formula="of:=[.A133] &amp;[.B133] &amp;&quot;.xlsx&quot;" office:value-type="string" office:string-value="cp template.xlsx wtt_border_conflict_l_german.xlsx" calcext:value-type="string">
            <text:p>cp template.xlsx wtt_border_conflic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decisions_l_german</text:p>
          </table:table-cell>
          <table:table-cell table:formula="of:=[.A134] &amp;[.B134] &amp;&quot;.xlsx&quot;" office:value-type="string" office:string-value="cp template.xlsx wtt_decisions_l_german.xlsx" calcext:value-type="string">
            <text:p>cp template.xlsx wtt_decis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events_l_german</text:p>
          </table:table-cell>
          <table:table-cell table:formula="of:=[.A135] &amp;[.B135] &amp;&quot;.xlsx&quot;" office:value-type="string" office:string-value="cp template.xlsx wtt_events_l_german.xlsx" calcext:value-type="string">
            <text:p>cp template.xlsx wtt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focus_l_german</text:p>
          </table:table-cell>
          <table:table-cell table:formula="of:=[.A136] &amp;[.B136] &amp;&quot;.xlsx&quot;" office:value-type="string" office:string-value="cp template.xlsx wtt_focus_l_german.xlsx" calcext:value-type="string">
            <text:p>cp template.xlsx wtt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ideas_l_german</text:p>
          </table:table-cell>
          <table:table-cell table:formula="of:=[.A137] &amp;[.B137] &amp;&quot;.xlsx&quot;" office:value-type="string" office:string-value="cp template.xlsx wtt_ideas_l_german.xlsx" calcext:value-type="string">
            <text:p>cp template.xlsx wtt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infiltration_l_german</text:p>
          </table:table-cell>
          <table:table-cell table:formula="of:=[.A138] &amp;[.B138] &amp;&quot;.xlsx&quot;" office:value-type="string" office:string-value="cp template.xlsx wtt_infiltration_l_german.xlsx" calcext:value-type="string">
            <text:p>cp template.xlsx wtt_infiltration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political_power_struggle_l_german</text:p>
          </table:table-cell>
          <table:table-cell table:formula="of:=[.A139] &amp;[.B139] &amp;&quot;.xlsx&quot;" office:value-type="string" office:string-value="cp template.xlsx wtt_political_power_struggle_l_german.xlsx" calcext:value-type="string">
            <text:p>cp template.xlsx wtt_political_power_struggl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ss_recruitment_l_german</text:p>
          </table:table-cell>
          <table:table-cell table:formula="of:=[.A140] &amp;[.B140] &amp;&quot;.xlsx&quot;" office:value-type="string" office:string-value="cp template.xlsx wtt_ss_recruitment_l_german.xlsx" calcext:value-type="string">
            <text:p>cp template.xlsx wtt_ss_recruitment_l_german.xls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2:54:45.993000000</meta:creation-date>
    <dc:date>2024-06-30T13:01:07.692000000</dc:date>
    <meta:editing-duration>PT6M21S</meta:editing-duration>
    <meta:editing-cycles>1</meta:editing-cycles>
    <meta:document-statistic meta:table-count="1" meta:cell-count="420" meta:object-count="0"/>
    <meta:generator>LibreOffice/7.4.3.2$Windows_X86_64 LibreOffice_project/1048a8393ae2eeec98dff31b5c133c5f1d08b890</meta:generator>
  </office:meta>
</office:document-meta>
</file>